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0ee2" officeooo:paragraph-rsid="00090ee2"/>
    </style:style>
    <style:style style:name="P2" style:family="paragraph" style:parent-style-name="Standard">
      <style:paragraph-properties fo:text-align="center" style:justify-single-word="false"/>
      <style:text-properties officeooo:rsid="00090ee2" officeooo:paragraph-rsid="000a9eb1"/>
    </style:style>
    <style:style style:name="P3" style:family="paragraph" style:parent-style-name="Standard">
      <style:paragraph-properties fo:text-align="start" style:justify-single-word="false"/>
      <style:text-properties officeooo:rsid="00090ee2" officeooo:paragraph-rsid="00090ee2"/>
    </style:style>
    <style:style style:name="P4" style:family="paragraph" style:parent-style-name="Standard">
      <style:paragraph-properties fo:text-align="start" style:justify-single-word="false"/>
      <style:text-properties officeooo:rsid="00090ee2" officeooo:paragraph-rsid="000a9eb1"/>
    </style:style>
    <style:style style:name="T1" style:family="text">
      <style:text-properties officeooo:rsid="000a9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ocage</text:p>
      <text:p text:style-name="P2"/>
      <text:p text:style-name="P2"/>
      <text:p text:style-name="P4"><text:s/><text:span text:style-name="T1">$_SESSION</text:span>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12:40:16.860989111</meta:creation-date>
    <dc:date>2019-10-13T13:31:53.665806327</dc:date>
    <meta:editing-duration>PT10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7" meta:non-whitespace-character-count="16"/>
  </office:meta>
</office:document-meta>
</file>